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Calibri" fo:font-size="12pt" officeooo:rsid="000334af" officeooo:paragraph-rsid="000334af" fo:background-color="#ffffff" style:font-size-asian="12pt" style:font-size-complex="12pt"/>
    </style:style>
    <style:style style:name="P4" style:family="paragraph" style:parent-style-name="Standard">
      <style:text-properties officeooo:rsid="00041810" officeooo:paragraph-rsid="00041810"/>
    </style:style>
    <style:style style:name="T1" style:family="text">
      <style:text-properties fo:color="#000000" style:font-name="Calibri" fo:font-size="12pt" officeooo:rsid="000334af" fo:background-color="#ffffff" loext:char-shading-value="0" style:font-size-asian="12pt" style:font-size-complex="12pt"/>
    </style:style>
    <style:style style:name="T2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2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1">shadow - </text:span><text:a xlink:type="simple" xlink:href="http://megaman.wikia.com/wiki/Shadow_(virus" text:style-name="Internet_20_link" text:visited-style-name="Visited_20_Internet_20_Link">http://megaman.wikia.com/wiki/Shadow_(virus</text:a><text:span text:style-name="T1">)</text:span></text:p>
      <text:p text:style-name="Standard"><text:span text:style-name="T1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4">clone_machine - <text:a xlink:type="simple" xlink:href="http://orig09.deviantart.net/b218/f/2015/093/e/5/mega_man_x4__light_capsule_by_darksamus993-d8o8l74.png" text:style-name="Internet_20_link" text:visited-style-name="Visited_20_Internet_20_Link">http://orig09.deviantart.net/b218/f/2015/093/e/5/mega_man_x4__light_capsule_by_darksamus993-d8o8l74.png</text:a></text:p>
      <text:p text:style-name="P4">mermaid_princess - <text:a xlink:type="simple" xlink:href="http://bindingofisaacrebirth.gamepedia.com/Fish_Head" text:style-name="Internet_20_link" text:visited-style-name="Visited_20_Internet_20_Link">http://bindingofisaacrebirth.gamepedia.com/Fish_Head</text:a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0S</meta:editing-duration>
    <meta:editing-cycles>5</meta:editing-cycles>
    <meta:generator>LibreOffice/5.0.4.2$Windows_x86 LibreOffice_project/2b9802c1994aa0b7dc6079e128979269cf95bc78</meta:generator>
    <dc:date>2016-01-30T17:21:36.788000000</dc:date>
    <meta:document-statistic meta:table-count="0" meta:image-count="0" meta:object-count="0" meta:page-count="1" meta:paragraph-count="6" meta:word-count="23" meta:character-count="443" meta:non-whitespace-character-count="426"/>
    <meta:user-defined meta:name="Info 1"/>
    <meta:user-defined meta:name="Info 2"/>
    <meta:user-defined meta:name="Info 3"/>
    <meta:user-defined meta:name="Info 4"/>
  </office:meta>
</office:document-meta>
</file>